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4.203cm" fo:margin-left="0.598cm" fo:margin-right="2.198cm" table:align="margins"/>
    </style:style>
    <style:style style:name="Table3.A" style:family="table-column">
      <style:table-column-properties style:column-width="3.866cm" style:rel-column-width="17843*"/>
    </style:style>
    <style:style style:name="Table3.B" style:family="table-column">
      <style:table-column-properties style:column-width="10.336cm" style:rel-column-width="476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8.269cm" fo:margin-left="1.792cm" fo:margin-right="6.937cm" table:align="margins"/>
    </style:style>
    <style:style style:name="Table1.A" style:family="table-column">
      <style:table-column-properties style:column-width="1.191cm" style:rel-column-width="9436*"/>
    </style:style>
    <style:style style:name="Table1.B" style:family="table-column">
      <style:table-column-properties style:column-width="7.078cm" style:rel-column-width="56099*"/>
    </style:style>
    <style:style style:name="Table1.A1" style:family="table-cell">
      <style:table-cell-properties style:vertical-align="middle" fo:padding="0cm" fo:border="none"/>
    </style:style>
    <style:style style:name="Table2" style:family="table">
      <style:table-properties style:width="15.157cm" fo:margin-left="0cm" fo:margin-right="1.842cm" table:align="margins"/>
    </style:style>
    <style:style style:name="Table2.A" style:family="table-column">
      <style:table-column-properties style:column-width="6.101cm" style:rel-column-width="26382*"/>
    </style:style>
    <style:style style:name="Table2.B" style:family="table-column">
      <style:table-column-properties style:column-width="9.056cm" style:rel-column-width="39153*"/>
    </style:style>
    <style:style style:name="Table2.A1" style:family="table-cell">
      <style:table-cell-properties style:vertical-align="middle" fo:padding="0.097cm" fo:border="none"/>
    </style:style>
    <style:style style:name="Tableau1" style:family="table">
      <style:table-properties style:width="17.007cm" fo:margin-left="0cm" fo:margin-right="-0.009cm" table:align="margins"/>
    </style:style>
    <style:style style:name="Tableau1.A" style:family="table-column">
      <style:table-column-properties style:column-width="1.282cm" style:rel-column-width="4944*"/>
    </style:style>
    <style:style style:name="Tableau1.B" style:family="table-column">
      <style:table-column-properties style:column-width="15.725cm" style:rel-column-width="60591*"/>
    </style:style>
    <style:style style:name="Tableau1.A1" style:family="table-cell">
      <style:table-cell-properties fo:padding="0.097cm" fo:border="none"/>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Standard">
      <style:text-properties fo:language="en" fo:country="US"/>
    </style:style>
    <style:style style:name="P6" style:family="paragraph" style:parent-style-name="Standard">
      <style:text-properties fo:language="en" fo:country="US" fo:font-style="normal" fo:font-weight="normal"/>
    </style:style>
    <style:style style:name="P7" style:family="paragraph" style:parent-style-name="Standard">
      <style:paragraph-properties fo:text-align="center" style:justify-single-word="false"/>
      <style:text-properties fo:language="en" fo:country="US" fo:font-style="normal" fo:font-weight="normal"/>
    </style:style>
    <style:style style:name="P8" style:family="paragraph" style:parent-style-name="Standard">
      <style:text-properties fo:font-size="11pt" fo:language="en" fo:country="US" fo:font-style="normal" fo:font-weight="normal" style:font-size-asian="11pt" style:font-size-complex="11pt"/>
    </style:style>
    <style:style style:name="P9" style:family="paragraph" style:parent-style-name="Standard">
      <style:paragraph-properties fo:text-align="start" style:justify-single-word="false" fo:keep-together="always" fo:orphans="0" fo:widows="0" fo:keep-with-next="always"/>
      <style:text-properties fo:language="en" fo:country="US" fo:font-style="normal" fo:font-weight="normal"/>
    </style:style>
    <style:style style:name="P10" style:family="paragraph" style:parent-style-name="OOoCopyrightPage">
      <style:paragraph-properties fo:break-before="page"/>
    </style:style>
    <style:style style:name="P11" style:family="paragraph" style:parent-style-name="OOoHeading_20_0">
      <style:paragraph-properties fo:margin-left="0cm" fo:margin-right="0cm" fo:text-indent="0cm" style:auto-text-indent="false"/>
    </style:style>
    <style:style style:name="P12" style:family="paragraph" style:parent-style-name="OOoTextBody">
      <style:text-properties fo:font-size="11pt" style:font-size-asian="11pt" style:font-size-complex="11pt"/>
    </style:style>
    <style:style style:name="P13" style:family="paragraph" style:parent-style-name="OOoTableText">
      <style:text-properties fo:font-size="11pt" style:font-size-asian="11pt" style:font-size-complex="11pt"/>
    </style:style>
    <style:style style:name="P14" style:family="paragraph" style:parent-style-name="OOoTextBody" style:list-style-name="L1"/>
    <style:style style:name="P15" style:family="paragraph" style:parent-style-name="OOoTextBody" style:list-style-name="L2"/>
    <style:style style:name="P16" style:family="paragraph" style:parent-style-name="OOoHeading_20_1">
      <style:paragraph-properties fo:margin-left="0cm" fo:margin-right="0cm" fo:text-indent="0cm" style:auto-text-indent="false"/>
    </style:style>
    <style:style style:name="P17" style:family="paragraph" style:parent-style-name="OOoToCHead">
      <style:paragraph-properties fo:break-before="page"/>
    </style:style>
    <style:style style:name="P18" style:family="paragraph" style:parent-style-name="OOoContents_20_1">
      <style:paragraph-properties>
        <style:tab-stops>
          <style:tab-stop style:position="16.999cm" style:type="right" style:leader-style="dotted" style:leader-text="."/>
        </style:tab-stops>
      </style:paragraph-properties>
    </style:style>
    <style:style style:name="P19"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Times New Roman"/>
    </style:style>
    <style:style style:name="T4" style:family="text">
      <style:text-properties style:font-name="Liberation Sans" fo:font-size="11pt"/>
    </style:style>
    <style:style style:name="T5"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12.7cm" svg:height="8.56cm" draw:z-index="0"><draw:image xlink:href="../pics/kicad_logo.png" xlink:type="simple" xlink:show="embed" xlink:actuate="onLoad"/></draw:frame></text:p>
      <text:p text:style-name="P11">Kicad</text:p>
      <text:p text:style-name="OOoSubtitle">Reference manual</text:p>
      <text:p text:style-name="P10">Copyright</text:p>
      <text:p text:style-name="OOoTextBody">This document is Copyright <text:span text:style-name="T3">©</text:span> 2010–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text:p>
      <text:p text:style-name="OOoCopyrightPage">Feedback</text:p>
      <text:p text:style-name="OOoTextBody">Please direct any comments or suggestions about this document to the kicad mailing list: <text:s/><text:span text:style-name="T2">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date style:data-style-name="N76" text:date-value="2011-09-27T14:25:46" text:fixed="true">September 27, 2011</text:date>. Based on <text:span text:style-name="T4">LibreOffice</text:span> 3.3.2.</text:p>
      <text:p text:style-name="OOoCopyrightPage"><text:bookmark text:name="__RefHeading__7686_1972615798"/>Note for Mac users<text:bookmark-end text:name="__RefHeading__7686_1972615798"/></text:p>
      <text:p text:style-name="OOoTextBody"><text:span text:style-name="OOoDefault">The kic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7">Table of Contents</text:p>
          </text:index-title>
          <text:p text:style-name="P18"><text:a xlink:type="simple" xlink:href="#__RefHeading__24926_67935273" text:style-name="Internet_20_link" text:visited-style-name="Internet_20_link">1 - Introduction<text:tab/>3</text:a></text:p>
          <text:p text:style-name="P19"><text:a xlink:type="simple" xlink:href="#__RefHeading__24928_67935273" text:style-name="Internet_20_link" text:visited-style-name="Internet_20_link">KiCad<text:tab/>3</text:a></text:p>
          <text:p text:style-name="P18"><text:a xlink:type="simple" xlink:href="#__RefHeading__8496_1335080928" text:style-name="Internet_20_link" text:visited-style-name="Internet_20_link">2 - Installation and configuration<text:tab/>4</text:a></text:p>
          <text:p text:style-name="P19"><text:a xlink:type="simple" xlink:href="#__RefHeading__8600_1335080928" text:style-name="Internet_20_link" text:visited-style-name="Internet_20_link">Display options<text:tab/>4</text:a></text:p>
          <text:p text:style-name="P19"><text:a xlink:type="simple" xlink:href="#__RefHeading__24934_67935273" text:style-name="Internet_20_link" text:visited-style-name="Internet_20_link">Initialisation of the default configuration<text:tab/>4</text:a></text:p>
          <text:p text:style-name="P19"><text:a xlink:type="simple" xlink:href="#__RefHeading__24936_67935273" text:style-name="Internet_20_link" text:visited-style-name="Internet_20_link">Kicad: principles of use<text:tab/>4</text:a></text:p>
          <text:p text:style-name="P18"><text:a xlink:type="simple" xlink:href="#__RefHeading__24938_67935273" text:style-name="Internet_20_link" text:visited-style-name="Internet_20_link">3 - Use Kicad<text:tab/>5</text:a></text:p>
          <text:p text:style-name="P19"><text:a xlink:type="simple" xlink:href="#__RefHeading__24940_67935273" text:style-name="Internet_20_link" text:visited-style-name="Internet_20_link">Main window<text:tab/>5</text:a></text:p>
          <text:p text:style-name="P19"><text:a xlink:type="simple" xlink:href="#__RefHeading__24942_67935273" text:style-name="Internet_20_link" text:visited-style-name="Internet_20_link">Utility launch pane<text:tab/>5</text:a></text:p>
          <text:p text:style-name="P19"><text:a xlink:type="simple" xlink:href="#__RefHeading__24944_67935273" text:style-name="Internet_20_link" text:visited-style-name="Internet_20_link">Project tree view<text:tab/>6</text:a></text:p>
          <text:p text:style-name="P19"><text:a xlink:type="simple" xlink:href="#__RefHeading__24946_67935273" text:style-name="Internet_20_link" text:visited-style-name="Internet_20_link">Top toolbar<text:tab/>6</text:a></text:p>
        </text:index-body>
      </text:table-of-content>
      <text:p text:style-name="Standard"/>
      <text:h text:style-name="OOoHeading_20_1" text:outline-level="1"><text:bookmark text:name="__RefHeading__24926_67935273"/>Introduction<text:bookmark-end text:name="__RefHeading__24926_67935273"/></text:h>
      <text:h text:style-name="OOoHeading_20_2" text:outline-level="2"><text:bookmark text:name="__RefHeading__24928_67935273"/>KiCad<text:bookmark-end text:name="__RefHeading__24928_67935273"/></text:h>
      <text:p text:style-name="OOoTextBody">KiCad is an open-source software tool for the creation of electronic schematic diagrams and PCB artwork. Beneath its singular surface, kicad incorporates an elegant ensemble of the following stand-alone software tools: </text:p>
      <text:list xml:id="list37549506" text:style-name="L1">
        <text:list-item>
          <text:p text:style-name="P14">Kicad : project manager </text:p>
        </text:list-item>
        <text:list-item>
          <text:p text:style-name="P14">EESchema : schematic editor </text:p>
        </text:list-item>
        <text:list-item>
          <text:p text:style-name="P14">CvPcb: footprint selector </text:p>
        </text:list-item>
        <text:list-item>
          <text:p text:style-name="P14">Pcbnew : circuit board layout editor </text:p>
        </text:list-item>
        <text:list-item>
          <text:p text:style-name="P14">GerbView: Gerber viewer </text:p>
        </text:list-item>
      </text:list>
      <text:p text:style-name="OOoTextBody">Two utilities are included</text:p>
      <text:list xml:id="list37552498" text:continue-numbering="true" text:style-name="L1">
        <text:list-item>
          <text:p text:style-name="P14">Bitmap2Component : component maker for logos (Creates a schematic component or a footprint from a bitmap picture).</text:p>
        </text:list-item>
        <text:list-item>
          <text:p text:style-name="P14">PcbCalculator : A calculator that is helpfull to calculate components for regulators, track witdth versus current, transmission lines...</text:p>
        </text:list-item>
      </text:list>
      <text:p text:style-name="OOoTextBody">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 Being open source (GPL licensed), kicad represents the ideal tool for projects oriented towards the creation of electronic hardware with an open-source flavour. </text:p>
      <text:p text:style-name="OOoTextBody">On the Internet, the home of kicad is: </text:p>
      <text:p text:style-name="OOoTextBody"><text:a xlink:type="simple" xlink:href="http://kicad.sourceforge.net/wiki/Main_Page">http://kicad.sourceforge.net/wiki/Main_Page</text:a> </text:p>
      <text:p text:style-name="OOoTextBody"><text:a xlink:type="simple" xlink:href="http://iut-tice.ujf-grenoble.fr/kicad/index.html">http://iut-tice.ujf-grenoble.fr/kicad/index.html</text:a> </text:p>
      <text:p text:style-name="OOoTextBody"><text:a xlink:type="simple" xlink:href="http://www.gipsa-lab.inpg.fr/realise_au_lis/kicad/index.html">http://www.gipsa-lab.inpg.fr/realise_au_lis/kicad/index.html</text:a> </text:p>
      <text:p text:style-name="OOoTextBody">Kicad is available for Linux, Windows and Apple OS X (experimental).</text:p>
      <text:h text:style-name="P16" text:outline-level="1"><text:bookmark text:name="__RefHeading__8496_1335080928"/><text:soft-page-break/>Installation and configuration<text:bookmark-end text:name="__RefHeading__8496_1335080928"/></text:h>
      <text:h text:style-name="OOoHeading_20_2" text:outline-level="2"><text:bookmark text:name="__RefHeading__8600_1335080928"/>Display options<text:bookmark-end text:name="__RefHeading__8600_1335080928"/></text:h>
      <text:p text:style-name="OOoTextBody">It is recommended to set your display/graphics card to use 24 or 32 bits per pixel. The 16-bit mode will work for Eeschema, but in Pcbnew the display will not function correctly under Linux.</text:p>
      <text:h text:style-name="OOoHeading_20_2" text:outline-level="2"><text:bookmark text:name="__RefHeading__24934_67935273"/>Initialisation of the default configuration<text:bookmark-end text:name="__RefHeading__24934_67935273"/></text:h>
      <text:p text:style-name="OOoTextBody">A default configuration file named <text:span text:style-name="T2">kicad.pro</text:span> is supplied in kicad/template. It serves as a template for any new project. The default file <text:span text:style-name="T2">kicad.pro</text:span> can be freely modified if necessary, for instance to load other libraries files.</text:p>
      <text:p text:style-name="OOoTextBody">Verify you have a write acces to kicad/template/kicad.pro</text:p>
      <text:p text:style-name="OOoTextBody">Run Kicad and load <text:span text:style-name="T2">kicad.pro.</text:span></text:p>
      <text:p text:style-name="OOoTextBody"><text:span text:style-name="T5">Run</text:span><text:span text:style-name="T2"> </text:span>Eeschema via kicad. Modify and update the Eeschema configuration</text:p>
      <text:p text:style-name="OOoTextBody"><text:span text:style-name="T5">Run</text:span><text:span text:style-name="T2"> Pcbnew</text:span> via kicad. Modify and update the Pcbnew configuration</text:p>
      <text:h text:style-name="OOoHeading_20_2" text:outline-level="2"><text:bookmark text:name="__RefHeading__24936_67935273"/>Kicad: principles of use<text:bookmark-end text:name="__RefHeading__24936_67935273"/></text:h>
      <text:p text:style-name="OOoTextBody">In order to manage a kicad project: schematic files, printed circuit board files, supplementary libraries, manufacturing files for photo-tracing, drilling and automatic component placement files, it is recommended to create a project as follows:</text:p>
      <text:list xml:id="list37536659" text:style-name="L2">
        <text:list-item>
          <text:p text:style-name="P15">Create a working directory for the project (using kicad or by other means).</text:p>
        </text:list-item>
        <text:list-item>
          <text:p text:style-name="P15">In this directory, use kicad to create a project file (file with extension .pro) via the “Start a new project” icon.</text:p>
        </text:list-item>
      </text:list>
      <text:p text:style-name="OOoTextBody">It is strongly recommended to use the same name for both project file and its directory.</text:p>
      <text:p text:style-name="OOoTextBody">Kicad creates a file with a .pro extension that maintains a number of parameters for project management (such as the filename of the principal schematic, list of libraries used in the schematics and PCBs). Default names of both principal schematic and <text:s/>printed circuit board files are derived from the name of the project. Thus, if a project called <text:span text:style-name="T2">example.pro</text:span> was created in a directory called <text:span text:style-name="T2">example</text:span>, the default files will be created:</text:p>
      <text:p text:style-name="OOoTextBody"/>
      <table:table table:name="Table3" table:style-name="Table3">
        <table:table-column table:style-name="Table3.A"/>
        <table:table-column table:style-name="Table3.B"/>
        <table:table-row>
          <table:table-cell table:style-name="Table3.A1" office:value-type="string">
            <text:p text:style-name="P13">example.pro</text:p>
          </table:table-cell>
          <table:table-cell table:style-name="Table3.B1" office:value-type="string">
            <text:p text:style-name="P13">project management file.</text:p>
          </table:table-cell>
        </table:table-row>
        <table:table-row>
          <table:table-cell table:style-name="Table3.A2" office:value-type="string">
            <text:p text:style-name="P13">example.sch</text:p>
          </table:table-cell>
          <table:table-cell table:style-name="Table3.B2" office:value-type="string">
            <text:p text:style-name="P13">main schematic file.</text:p>
          </table:table-cell>
        </table:table-row>
        <table:table-row>
          <table:table-cell table:style-name="Table3.A2" office:value-type="string">
            <text:p text:style-name="P13">example.brd</text:p>
          </table:table-cell>
          <table:table-cell table:style-name="Table3.B2" office:value-type="string">
            <text:p text:style-name="P13">printed circuit board file.</text:p>
          </table:table-cell>
        </table:table-row>
        <table:table-row>
          <table:table-cell table:style-name="Table3.A2" office:value-type="string">
            <text:p text:style-name="P13">example.net</text:p>
          </table:table-cell>
          <table:table-cell table:style-name="Table3.B2" office:value-type="string">
            <text:p text:style-name="P13">netlist file.</text:p>
          </table:table-cell>
        </table:table-row>
        <table:table-row>
          <table:table-cell table:style-name="Table3.A2" office:value-type="string">
            <text:p text:style-name="P13">example.xxx</text:p>
          </table:table-cell>
          <table:table-cell table:style-name="Table3.B2" office:value-type="string">
            <text:p text:style-name="P13">various files created by the other utility programs.</text:p>
          </table:table-cell>
        </table:table-row>
        <table:table-row>
          <table:table-cell table:style-name="Table3.A2" office:value-type="string">
            <text:p text:style-name="P13">example.cache.lib</text:p>
          </table:table-cell>
          <table:table-cell table:style-name="Table3.B2" office:value-type="string">
            <text:p text:style-name="P13">cache file of libraries used in the schematic</text:p>
            <text:p text:style-name="P13">(backup of the components used)</text:p>
          </table:table-cell>
        </table:table-row>
      </table:table>
      <text:h text:style-name="OOoHeading_20_1" text:outline-level="1"><text:bookmark text:name="__RefHeading__24938_67935273"/><text:soft-page-break/>Use Kicad<text:bookmark-end text:name="__RefHeading__24938_67935273"/></text:h>
      <text:h text:style-name="OOoHeading_20_2" text:outline-level="2"><text:bookmark text:name="__RefHeading__24940_67935273"/>Main window<text:bookmark-end text:name="__RefHeading__24940_67935273"/></text:h>
      <text:p text:style-name="P6"><draw:frame draw:style-name="fr2" draw:name="graphics2" text:anchor-type="paragraph" svg:width="12.7cm" svg:height="8.509cm" draw:z-index="1"><draw:image xlink:href="../pics/kicad_main_window.png" xlink:type="simple" xlink:show="embed" xlink:actuate="onLoad"/></draw:frame></text:p>
      <text:p text:style-name="OOoTextBody">The main kicad window is composed of a project tree view, a launch pane containing buttons used to run the various software tools, and a message window. The menu and the toolbar can be used to create, read and save project files.</text:p>
      <text:h text:style-name="OOoHeading_20_2" text:outline-level="2"><text:bookmark text:name="__RefHeading__24942_67935273"/>Utility launch pane<text:bookmark-end text:name="__RefHeading__24942_67935273"/></text:h>
      <text:p text:style-name="P7"><draw:frame draw:style-name="fr1" draw:name="graphics3" text:anchor-type="paragraph" svg:width="10.61cm" svg:height="1.667cm" draw:z-index="2"><draw:image xlink:href="../pics/kicad_1.png" xlink:type="simple" xlink:show="embed" xlink:actuate="onLoad"/></draw:frame></text:p>
      <text:p text:style-name="OOoTextBody">Kicad allows you to run all stand alone software tools that come with it. The launch pane is made of the above 6 buttons that correspond to the following commands (from left to right):</text:p>
      <text:p text:style-name="P12"/>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A1" office:value-type="string">
            <text:p text:style-name="P13">Eeschema</text:p>
          </table:table-cell>
        </table:table-row>
        <table:table-row>
          <table:table-cell table:style-name="Table1.A1" office:value-type="string">
            <text:p text:style-name="P13">2</text:p>
          </table:table-cell>
          <table:table-cell table:style-name="Table1.A1" office:value-type="string">
            <text:p text:style-name="P13">Cvpcb</text:p>
          </table:table-cell>
        </table:table-row>
        <table:table-row>
          <table:table-cell table:style-name="Table1.A1" office:value-type="string">
            <text:p text:style-name="P13">3</text:p>
          </table:table-cell>
          <table:table-cell table:style-name="Table1.A1" office:value-type="string">
            <text:p text:style-name="P13">Pcbnew</text:p>
          </table:table-cell>
        </table:table-row>
        <table:table-row>
          <table:table-cell table:style-name="Table1.A1" office:value-type="string">
            <text:p text:style-name="P13">4</text:p>
          </table:table-cell>
          <table:table-cell table:style-name="Table1.A1" office:value-type="string">
            <text:p text:style-name="P13">Gerbview</text:p>
          </table:table-cell>
        </table:table-row>
        <table:table-row>
          <table:table-cell table:style-name="Table1.A1" office:value-type="string">
            <text:p text:style-name="P13">5</text:p>
          </table:table-cell>
          <table:table-cell table:style-name="Table1.A1" office:value-type="string">
            <text:p text:style-name="P13">Bitmap2component</text:p>
          </table:table-cell>
        </table:table-row>
        <table:table-row>
          <table:table-cell table:style-name="Table1.A1" office:value-type="string">
            <text:p text:style-name="P13">6</text:p>
          </table:table-cell>
          <table:table-cell table:style-name="Table1.A1" office:value-type="string">
            <text:p text:style-name="P13">Pcb Calculator</text:p>
          </table:table-cell>
        </table:table-row>
      </table:table>
      <text:p text:style-name="P8"/>
      <text:h text:style-name="OOoHeading_20_2" text:outline-level="2"><text:bookmark text:name="__RefHeading__24944_67935273"/><text:soft-page-break/>Project tree view<text:bookmark-end text:name="__RefHeading__24944_67935273"/></text:h>
      <table:table table:name="Table2" table:style-name="Table2">
        <table:table-column table:style-name="Table2.A"/>
        <table:table-column table:style-name="Table2.B"/>
        <table:table-row>
          <table:table-cell table:style-name="Table2.A1" office:value-type="string">
            <text:p text:style-name="P9"><draw:frame draw:style-name="fr2" draw:name="graphics5" text:anchor-type="paragraph" svg:width="4.498cm" svg:height="4.921cm" draw:z-index="3"><draw:image xlink:href="../pics/kicad_3.png" xlink:type="simple" xlink:show="embed" xlink:actuate="onLoad"/></draw:frame></text:p>
          </table:table-cell>
          <table:table-cell table:style-name="Table2.A1" office:value-type="string">
            <text:p text:style-name="OOoTableText">Double-clicking on the Eeschema icons runs the schematic editor which in this case will open the file bingo.sch.</text:p>
            <text:p text:style-name="OOoTableText">Double-clicking on the Pcbnew icon runs the layout editor, in this case opening the file bingo.brd.</text:p>
            <text:p text:style-name="OOoTableText">Right <text:s/>clicking on any of the files in the project tree allows generic files manipulation.</text:p>
          </table:table-cell>
        </table:table-row>
      </table:table>
      <text:h text:style-name="OOoHeading_20_2" text:outline-level="2"><text:bookmark text:name="__RefHeading__24946_67935273"/>Top toolbar<text:bookmark-end text:name="__RefHeading__24946_67935273"/></text:h>
      <text:p text:style-name="OOoTextBody"><draw:frame draw:style-name="fr1" draw:name="graphics4" text:anchor-type="paragraph" svg:width="4.419cm" svg:height="0.847cm" draw:z-index="4"><draw:image xlink:href="../pics/kicad_2.png" xlink:type="simple" xlink:show="embed" xlink:actuate="onLoad"/></draw:frame></text:p>
      <text:p text:style-name="OOoTextBody">Kicad top toolbar allows for some basic files operation (from left to right).</text:p>
      <table:table table:name="Tableau1" table:style-name="Tableau1">
        <table:table-column table:style-name="Tableau1.A"/>
        <table:table-column table:style-name="Tableau1.B"/>
        <table:table-header-rows>
          <table:table-row>
            <table:table-cell table:style-name="Tableau1.A1" office:value-type="string">
              <text:p text:style-name="OOoTableText">1</text:p>
            </table:table-cell>
            <table:table-cell table:style-name="Tableau1.A1" office:value-type="string">
              <text:p text:style-name="OOoTableText">Create a project file. If the template kicad.pro is found in kicad/template, it is copied into the working directory.</text:p>
            </table:table-cell>
          </table:table-row>
        </table:table-header-rows>
        <table:table-row>
          <table:table-cell table:style-name="Tableau1.A1" office:value-type="string">
            <text:p text:style-name="OOoTableText">2</text:p>
          </table:table-cell>
          <table:table-cell table:style-name="Tableau1.A1" office:value-type="string">
            <text:p text:style-name="OOoTableText">Open an existing project.</text:p>
          </table:table-cell>
        </table:table-row>
        <table:table-row>
          <table:table-cell table:style-name="Tableau1.A1" office:value-type="string">
            <text:p text:style-name="OOoTableText">3</text:p>
          </table:table-cell>
          <table:table-cell table:style-name="Tableau1.A1" office:value-type="string">
            <text:p text:style-name="OOoTableText">Update and save the current project tree.</text:p>
          </table:table-cell>
        </table:table-row>
        <table:table-row>
          <table:table-cell table:style-name="Tableau1.A1" office:value-type="string">
            <text:p text:style-name="OOoTableText">4</text:p>
          </table:table-cell>
          <table:table-cell table:style-name="Tableau1.A1" office:value-type="string">
            <text:p text:style-name="OOoTableText">Create a zip archive of the whole project. This includes schematic files, libraries, pcb, etc.</text:p>
          </table:table-cell>
        </table:table-row>
        <table:table-row>
          <table:table-cell table:style-name="Tableau1.A1" office:value-type="string">
            <text:p text:style-name="OOoTableText">5</text:p>
          </table:table-cell>
          <table:table-cell table:style-name="Tableau1.A1" office:value-type="string">
            <text:p text:style-name="OOoTableText">Redraw the tree list, useful after a tree chan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3:47:00</meta:creation-date>
    <dc:date>2011-09-29T17:41:34.32</dc:date>
    <meta:print-date>1999-04-24T19:41:00</meta:print-date>
    <dc:language>fr-FR</dc:language>
    <meta:editing-cycles>208</meta:editing-cycles>
    <meta:editing-duration>PT16H50M52S</meta:editing-duration>
    <meta:document-statistic meta:table-count="4" meta:image-count="5" meta:object-count="0" meta:page-count="6" meta:paragraph-count="112" meta:word-count="925" meta:character-count="5940" meta:non-whitespace-character-count="5100"/>
    <meta:user-defined meta:name="Info 1"/>
    <meta:user-defined meta:name="Info 2"/>
    <meta:user-defined meta:name="Info 3"/>
    <meta:user-defined meta:name="Info 4"/>
    <meta:template xlink:type="simple" xlink:actuate="onRequest" xlink:title="good_open_office" xlink:href="../../.libreoffice/3/user/template/good_open_office.ott" meta:date="2011-08-14T13:48:47"/>
  </office:meta>
</office:document-meta>
</file>